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solid" draw:stroke-dash="Dash_20_1" svg:stroke-width="0.02cm" draw:marker-start="Arrow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fill-color="#000000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custom-shape draw:style-name="gr1" draw:text-style-name="P2" draw:layer="layout" svg:width="2cm" svg:height="1cm" svg:x="4.801cm" svg:y="3.6cm">
              <text:p text:style-name="P1"><text:span text:style-name="T1">НС-Р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2" draw:layer="layout" svg:width="2cm" svg:height="1cm" svg:x="8.401cm" svg:y="3.6cm">
              <text:p text:style-name="P1"><text:span text:style-name="T1">Объект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2" draw:text-style-name="P3" draw:layer="layout" svg:x1="2.801cm" svg:y1="3.8cm" svg:x2="4.801cm" svg:y2="3.8cm">
              <text:p/>
            </draw:line>
            <draw:custom-shape draw:style-name="gr3" draw:text-style-name="P3" draw:layer="layout" svg:width="0.4cm" svg:height="0.4cm" svg:x="11.2cm" svg:y="3.9cm">
              <text:p/>
  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</draw:custom-shape>
            <draw:line draw:style-name="gr2" draw:text-style-name="P3" draw:layer="layout" svg:x1="3.801cm" svg:y1="4.4cm" svg:x2="4.801cm" svg:y2="4.4cm">
              <text:p/>
            </draw:line>
            <draw:line draw:style-name="gr2" draw:text-style-name="P3" draw:layer="layout" svg:x1="2.2cm" svg:y1="4.4cm" svg:x2="3.4cm" svg:y2="4.4cm">
              <text:p/>
            </draw:line>
            <draw:line draw:style-name="gr4" draw:text-style-name="P3" draw:layer="layout" svg:x1="2.8cm" svg:y1="3.8cm" svg:x2="2.801cm" svg:y2="4.4cm">
              <text:p/>
            </draw:line>
            <draw:line draw:style-name="gr2" draw:text-style-name="P3" draw:layer="layout" svg:x1="6.801cm" svg:y1="4.1cm" svg:x2="8.401cm" svg:y2="4.1cm">
              <text:p/>
            </draw:line>
            <draw:line draw:style-name="gr2" draw:text-style-name="P3" draw:layer="layout" svg:x1="10.401cm" svg:y1="4.1cm" svg:x2="11.201cm" svg:y2="4.1cm">
              <text:p/>
            </draw:line>
            <draw:line draw:style-name="gr2" draw:text-style-name="P3" draw:layer="layout" svg:x1="11.401cm" svg:y1="4.95cm" svg:x2="11.401cm" svg:y2="4.3cm">
              <text:p/>
            </draw:line>
            <draw:line draw:style-name="gr4" draw:text-style-name="P3" draw:layer="layout" svg:x1="11.601cm" svg:y1="4.1cm" svg:x2="12.201cm" svg:y2="4.1cm">
              <text:p/>
            </draw:line>
            <draw:line draw:style-name="gr5" draw:text-style-name="P3" draw:layer="layout" svg:x1="12.201cm" svg:y1="5.8cm" svg:x2="12.201cm" svg:y2="4.1cm">
              <text:p/>
            </draw:line>
            <draw:line draw:style-name="gr4" draw:text-style-name="P3" draw:layer="layout" svg:x1="8.05cm" svg:y1="5.8cm" svg:x2="3.601cm" svg:y2="5.8cm">
              <text:p/>
            </draw:line>
            <draw:line draw:style-name="gr2" draw:text-style-name="P3" draw:layer="layout" svg:x1="3.601cm" svg:y1="5.8cm" svg:x2="3.601cm" svg:y2="4.6cm">
              <text:p/>
            </draw:line>
            <draw:custom-shape draw:style-name="gr1" draw:text-style-name="P2" draw:layer="layout" svg:width="2cm" svg:height="1cm" svg:x="8.401cm" svg:y="2.2cm">
              <text:p text:style-name="P1"><text:span text:style-name="T1">НС-О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2" draw:text-style-name="P3" draw:layer="layout" svg:x1="12.201cm" svg:y1="4.1cm" svg:x2="12.2cm" svg:y2="3.4cm">
              <text:p/>
            </draw:line>
            <draw:line draw:style-name="gr2" draw:text-style-name="P3" draw:layer="layout" svg:x1="7.201cm" svg:y1="2.4cm" svg:x2="8.401cm" svg:y2="2.4cm">
              <text:p/>
            </draw:line>
            <draw:line draw:style-name="gr4" draw:text-style-name="P3" draw:layer="layout" svg:x1="7.2cm" svg:y1="2.4cm" svg:x2="7.2cm" svg:y2="4.1cm">
              <text:p/>
            </draw:line>
            <draw:line draw:style-name="gr2" draw:text-style-name="P3" draw:layer="layout" svg:x1="12.201cm" svg:y1="5.8cm" svg:x2="7.801cm" svg:y2="5.8cm">
              <text:p/>
            </draw:line>
            <draw:line draw:style-name="gr2" draw:text-style-name="P3" draw:layer="layout" svg:x1="7.5cm" svg:y1="3cm" svg:x2="8.4cm" svg:y2="3cm">
              <text:p/>
            </draw:line>
            <draw:line draw:style-name="gr2" draw:text-style-name="P3" draw:layer="layout" svg:x1="12.2cm" svg:y1="3.4cm" svg:x2="9.25cm" svg:y2="3.4cm">
              <text:p/>
            </draw:line>
            <draw:line draw:style-name="gr4" draw:text-style-name="P3" draw:layer="layout" svg:x1="9.7cm" svg:y1="3.4cm" svg:x2="7.501cm" svg:y2="3.4cm">
              <text:p/>
            </draw:line>
            <draw:line draw:style-name="gr4" draw:text-style-name="P3" draw:layer="layout" svg:x1="7.501cm" svg:y1="3cm" svg:x2="7.501cm" svg:y2="3.4cm">
              <text:p/>
            </draw:line>
            <draw:line draw:style-name="gr2" draw:text-style-name="P3" draw:layer="layout" svg:x1="4cm" svg:y1="1.8cm" svg:x2="7.7cm" svg:y2="1.8cm">
              <text:p/>
            </draw:line>
            <draw:line draw:style-name="gr4" draw:text-style-name="P3" draw:layer="layout" svg:x1="11.2cm" svg:y1="1.8cm" svg:x2="7.602cm" svg:y2="1.8cm">
              <text:p/>
            </draw:line>
            <draw:line draw:style-name="gr2" draw:text-style-name="P3" draw:layer="layout" svg:x1="10.401cm" svg:y1="4.1cm" svg:x2="11.201cm" svg:y2="4.1cm">
              <text:p/>
            </draw:line>
            <draw:line draw:style-name="gr6" draw:text-style-name="P3" draw:layer="layout" svg:x1="11.15cm" svg:y1="2.55cm" svg:x2="6.8cm" svg:y2="3.9cm">
              <text:p/>
            </draw:line>
            <draw:g>
              <draw:custom-shape draw:style-name="gr3" draw:text-style-name="P3" draw:layer="layout" svg:width="0.4cm" svg:height="0.4cm" svg:x="3.4cm" svg:y="4.2cm">
                <text:p/>
    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  </draw:custom-shape>
              <draw:custom-shape draw:style-name="gr7" draw:text-style-name="P3" draw:layer="layout" svg:width="0.4cm" svg:height="0.4cm" svg:x="3.399cm" svg:y="4.2cm">
                <text:p/>
                <draw:enhanced-geometry draw:glue-point-type="segments" draw:type="mso-spt100" draw:modifiers="132.341747765317 41.9977274121156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frame draw:style-name="gr8" draw:text-style-name="P4" draw:layer="layout" svg:width="0.786cm" svg:height="0.928cm" svg:x="6.67cm" svg:y="3.901cm">
              <draw:text-box>
                <text:p><text:span text:style-name="T2">u</text:span></text:p>
              </draw:text-box>
            </draw:frame>
            <draw:frame draw:style-name="gr8" draw:text-style-name="P4" draw:layer="layout" svg:width="0.752cm" svg:height="0.928cm" svg:x="3.9cm" svg:y="4.201cm">
              <draw:text-box>
                <text:p><text:span text:style-name="T2">e</text:span></text:p>
              </draw:text-box>
            </draw:frame>
            <draw:frame draw:style-name="gr8" draw:text-style-name="P4" draw:layer="layout" svg:width="0.722cm" svg:height="0.928cm" svg:x="1.95cm" svg:y="4.201cm">
              <draw:text-box>
                <text:p><text:span text:style-name="T2">r</text:span></text:p>
              </draw:text-box>
            </draw:frame>
            <draw:frame draw:style-name="gr8" draw:text-style-name="P4" draw:layer="layout" svg:width="0.786cm" svg:height="0.928cm" svg:x="11.02cm" svg:y="4.751cm">
              <draw:text-box>
                <text:p><text:span text:style-name="T2">n</text:span></text:p>
              </draw:text-box>
            </draw:frame>
            <draw:frame draw:style-name="gr8" draw:text-style-name="P4" draw:layer="layout" svg:width="0.752cm" svg:height="0.928cm" svg:x="12.1cm" svg:y="3.632cm">
              <draw:text-box>
                <text:p><text:span text:style-name="T2">y</text:span></text:p>
              </draw:text-box>
            </draw:frame>
            <draw:custom-shape draw:style-name="gr1" draw:text-style-name="P2" draw:layer="layout" svg:width="3.426cm" svg:height="1.8cm" svg:x="11.174cm" svg:y="1.4cm">
              <text:p text:style-name="P1"><text:span text:style-name="T1">Косвенное</text:span></text:p>
              <text:p text:style-name="P1"><text:span text:style-name="T1">обучение НС-Р</text:span></text:p>
              <text:p text:style-name="P1"><text:span text:style-name="T1">через НС-О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frame draw:style-name="gr8" draw:text-style-name="P4" draw:layer="layout" svg:width="0.752cm" svg:height="0.928cm" svg:x="10.298cm" svg:y="1.01cm">
              <draw:text-box>
                <text:p><text:span text:style-name="T2">e</text:span></text:p>
              </draw:text-box>
            </draw:frame>
            <draw:line draw:style-name="gr4" draw:text-style-name="P3" draw:layer="layout" svg:x1="4cm" svg:y1="1.8cm" svg:x2="4.001cm" svg:y2="4.4cm">
              <text:p/>
            </draw:line>
            <draw:line draw:style-name="gr2" draw:text-style-name="P3" draw:layer="layout" svg:x1="4cm" svg:y1="3.65cm" svg:x2="4cm" svg:y2="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5cm" draw:dots2="1" draw:dots2-length="0.05cm" draw:distance="0.0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00:32:20</meta:creation-date>
    <dc:date>2010-12-20T23:54:40</dc:date>
    <meta:editing-duration>PT01H43M25S</meta:editing-duration>
    <meta:editing-cycles>13</meta:editing-cycles>
    <meta:generator>OpenOffice.org/3.2$Unix OpenOffice.org_project/320m12$Build-9483</meta:generator>
    <meta:document-statistic meta:object-count="41"/>
  </office:meta>
</office:document-meta>
</file>